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3e5" officeooo:paragraph-rsid="0016a3e5"/>
    </style:style>
    <style:style style:name="P2" style:family="paragraph" style:parent-style-name="Standard">
      <style:text-properties officeooo:rsid="001a0500" officeooo:paragraph-rsid="001a0500"/>
    </style:style>
    <style:style style:name="P3" style:family="paragraph" style:parent-style-name="Standard">
      <style:text-properties officeooo:rsid="0011abe2" officeooo:paragraph-rsid="001bdb01"/>
    </style:style>
    <style:style style:name="P4" style:family="paragraph" style:parent-style-name="Standard">
      <style:text-properties officeooo:rsid="001ce87c" officeooo:paragraph-rsid="001ce87c"/>
    </style:style>
    <style:style style:name="P5" style:family="paragraph" style:parent-style-name="Standard">
      <style:text-properties officeooo:rsid="000d03fb" officeooo:paragraph-rsid="0021d946"/>
    </style:style>
    <style:style style:name="P6" style:family="paragraph" style:parent-style-name="Standard">
      <style:text-properties officeooo:rsid="0021d946" officeooo:paragraph-rsid="0021d946"/>
    </style:style>
    <style:style style:name="T1" style:family="text">
      <style:text-properties officeooo:rsid="00132396"/>
    </style:style>
    <style:style style:name="T2" style:family="text">
      <style:text-properties officeooo:rsid="0021d946"/>
    </style:style>
    <style:style style:name="T3" style:family="text">
      <style:text-properties officeooo:rsid="00245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ssues left to be tackled before shipment:</text:p>
      <text:p text:style-name="P5"/>
      <text:p text:style-name="P5"><text:span text:style-name="T2">1. </text:span>images <text:span text:style-name="T1">upload – Might have to use Carrier wave</text:span></text:p>
      <text:p text:style-name="P5"><text:span text:style-name="T2">2.edit , delete comments </text:span></text:p>
      <text:p text:style-name="P6">3.edit , delete posts – idea has to be discussed <text:span text:style-name="T3">whether to include</text:span></text:p>
      <text:p text:style-name="P5"><text:span text:style-name="T2">3.comments should be made less into numbers – too many comments showing up</text:span></text:p>
      <text:p text:style-name="P3"><text:span text:style-name="T2">4.</text:span>restriction of domain <text:span text:style-name="T3">to ait.asia</text:span>. <text:s/></text:p>
      <text:p text:style-name="P3"><text:span text:style-name="T2">5.Motivation pics size contraint</text:span></text:p>
      <text:p text:style-name="P3"><text:span text:style-name="T2">6.Profile pics inside comment shrinkage problem.</text:span></text:p>
      <text:p text:style-name="P1"><text:span text:style-name="T2">7.</text:span>No <text:span text:style-name="T2">ot</text:span>her pages should get access.</text:p>
      <text:p text:style-name="P4"><text:span text:style-name="T2">8.Sometimes </text:span>No image <text:span text:style-name="T3">is showing up.</text:span></text:p>
      <text:p text:style-name="P2"><text:span text:style-name="T2">9.</text:span>Search <text:span text:style-name="T3">posts with ajax </text:span>and votable <text:span text:style-name="T3">gem to be included</text:span></text:p>
      <text:p text:style-name="P6">10.Admin <text:span text:style-name="T3">access and restriction pages to only admin by can can c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0:13:10.134055389</meta:creation-date>
    <dc:date>2017-02-24T16:08:31.693787658</dc:date>
    <meta:editing-duration>P1DT17H8M19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93" meta:character-count="567" meta:non-whitespace-character-count="480"/>
  </office:meta>
</office:document-meta>
</file>